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top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objectwithoutfill">
      <style:graphic-properties svg:stroke-width="0cm" svg:stroke-color="#ff0000" draw:marker-start-width="0.2cm" draw:marker-end-width="0.2cm" draw:fill="none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cm" svg:stroke-color="#0000ff" draw:marker-start-width="0.2cm" draw:marker-end-width="0.2cm" draw:fill="none" draw:textarea-horizontal-align="center" draw:textarea-vertical-align="middle" fo:padding-top="0.125cm" fo:padding-bottom="0.125cm" fo:padding-left="0.25cm" fo:padding-right="0.25cm"/>
    </style:style>
    <style:style style:name="gr6" style:family="graphic" style:parent-style-name="objectwithoutfill">
      <style:graphic-properties svg:stroke-width="0cm" svg:stroke-color="#00ff00" draw:marker-start-width="0.2cm" draw:marker-end-width="0.2cm" draw:fill="none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12pt"/>
    </style:style>
    <style:style style:name="P2" style:family="paragraph">
      <style:paragraph-properties fo:text-align="center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2.5cm" svg:height="2cm" svg:x="2cm" svg:y="3cm">
          <text:p text:style-name="P1"><text:span text:style-name="T1">Sample</text:span></text:p>
        </draw:rect>
        <draw:line draw:style-name="gr2" draw:text-style-name="P2" draw:layer="layout" svg:x1="2.556cm" svg:y1="3.889cm" svg:x2="2.556cm" svg:y2="4.815cm">
          <text:p/>
        </draw:line>
        <draw:line draw:style-name="gr2" draw:text-style-name="P2" draw:layer="layout" svg:x1="3.851cm" svg:y1="4.383cm" svg:x2="2.556cm" svg:y2="4.383cm">
          <text:p/>
        </draw:line>
        <draw:polyline draw:style-name="gr3" draw:text-style-name="P2" draw:layer="layout" svg:width="1.278cm" svg:height="0.734cm" svg:x="2.611cm" svg:y="3.941cm" svg:viewBox="0 0 1279 735" draw:points="0,735 244,0 158,710 388,313 489,549 632,135 675,642 747,313 934,541 991,245 1279,499">
          <text:p/>
        </draw:polyline>
        <draw:rect draw:style-name="gr1" draw:text-style-name="P1" draw:layer="layout" svg:width="2.5cm" svg:height="2cm" svg:x="7.1cm" svg:y="3cm">
          <text:p text:style-name="P1"><text:span text:style-name="T1">Amp</text:span></text:p>
        </draw:rect>
        <draw:polyline draw:style-name="gr3" draw:text-style-name="P2" draw:layer="layout" svg:width="0.499cm" svg:height="0.999cm" svg:x="8.1cm" svg:y="3.8cm" svg:viewBox="0 0 500 1000" draw:points="0,500 0,1000 500,500 0,0">
          <text:p/>
        </draw:polyline>
        <draw:rect draw:style-name="gr1" draw:text-style-name="P1" draw:layer="layout" svg:width="2.5cm" svg:height="2cm" svg:x="5.5cm" svg:y="6cm">
          <text:p text:style-name="P1"><text:span text:style-name="T1">ADSR1</text:span></text:p>
        </draw:rect>
        <draw:line draw:style-name="gr2" draw:text-style-name="P2" draw:layer="layout" svg:x1="6.035cm" svg:y1="6.956cm" svg:x2="6.035cm" svg:y2="7.751cm">
          <text:p/>
        </draw:line>
        <draw:line draw:style-name="gr2" draw:text-style-name="P2" draw:layer="layout" svg:x1="7.406cm" svg:y1="7.751cm" svg:x2="6.035cm" svg:y2="7.751cm">
          <text:p/>
        </draw:line>
        <draw:polyline draw:style-name="gr3" draw:text-style-name="P2" draw:layer="layout" svg:width="1.401cm" svg:height="0.63cm" svg:x="6.033cm" svg:y="7.119cm" svg:viewBox="0 0 1402 631" draw:points="0,610 507,0 532,294 992,294 1402,631">
          <text:p/>
        </draw:polyline>
        <draw:rect draw:style-name="gr1" draw:text-style-name="P1" draw:layer="layout" svg:width="2.5cm" svg:height="2cm" svg:x="13.5cm" svg:y="3cm">
          <text:p text:style-name="P1"><text:span text:style-name="T1">VCF</text:span></text:p>
        </draw:rect>
        <draw:rect draw:style-name="gr1" draw:text-style-name="P1" draw:layer="layout" svg:width="2.5cm" svg:height="2cm" svg:x="8.6cm" svg:y="6cm">
          <text:p text:style-name="P1"><text:span text:style-name="T1">LFO1</text:span></text:p>
        </draw:rect>
        <draw:line draw:style-name="gr2" draw:text-style-name="P2" draw:layer="layout" svg:x1="9.287cm" svg:y1="6.771cm" svg:x2="9.287cm" svg:y2="7.856cm">
          <text:p/>
        </draw:line>
        <draw:line draw:style-name="gr2" draw:text-style-name="P2" draw:layer="layout" svg:x1="10.61cm" svg:y1="7.326cm" svg:x2="9.287cm" svg:y2="7.326cm">
          <text:p/>
        </draw:line>
        <draw:path draw:style-name="gr3" draw:text-style-name="P2" draw:layer="layout" svg:width="1.349cm" svg:height="0.794cm" svg:x="9.286cm" svg:y="6.903cm" svg:viewBox="0 0 1350 795" svg:d="m0 479c113-164 200-364 373-455 210-111 271 192 321 350 55 170 102 404 271 420 188 18 264-233 334-403 0 0 0 0 51-140">
          <text:p/>
        </draw:path>
        <draw:line draw:style-name="gr2" draw:text-style-name="P2" draw:layer="layout" svg:x1="14.029cm" svg:y1="3.731cm" svg:x2="14.029cm" svg:y2="4.895cm">
          <text:p/>
        </draw:line>
        <draw:line draw:style-name="gr2" draw:text-style-name="P2" draw:layer="layout" svg:x1="15.481cm" svg:y1="4.824cm" svg:x2="14.029cm" svg:y2="4.824cm">
          <text:p/>
        </draw:line>
        <draw:path draw:style-name="gr4" draw:text-style-name="P2" draw:layer="layout" svg:width="0.924cm" svg:height="0.644cm" svg:x="14.029cm" svg:y="4.181cm" svg:viewBox="0 0 925 645" svg:d="m0 6c123-8 490-24 610 46 119 69 84 115 232 388 0 0 0 0 83 205">
          <text:p/>
        </draw:path>
        <draw:path draw:style-name="gr5" draw:text-style-name="P2" draw:layer="layout" svg:width="0.924cm" svg:height="0.644cm" svg:x="14.586cm" svg:y="4.181cm" svg:viewBox="0 0 925 645" svg:d="m925 6c-123-8-489-24-609 46-120 69-85 115-233 388 0 0 0 0-83 205">
          <text:p/>
        </draw:path>
        <draw:path draw:style-name="gr6" draw:text-style-name="P2" draw:layer="layout" svg:width="0.967cm" svg:height="0.825cm" svg:x="14.303cm" svg:y="4.024cm" svg:viewBox="0 0 968 826" svg:d="m968 826c-124-8-175-892-295-822-119 69-105 0-399 23 0 0 0 0-274 775">
          <text:p/>
        </draw:path>
        <draw:rect draw:style-name="gr1" draw:text-style-name="P1" draw:layer="layout" svg:width="2.5cm" svg:height="2cm" svg:x="12cm" svg:y="6cm">
          <text:p text:style-name="P1"><text:span text:style-name="T1">ADSR2</text:span></text:p>
        </draw:rect>
        <draw:line draw:style-name="gr2" draw:text-style-name="P2" draw:layer="layout" svg:x1="12.535cm" svg:y1="6.956cm" svg:x2="12.535cm" svg:y2="7.751cm">
          <text:p/>
        </draw:line>
        <draw:line draw:style-name="gr2" draw:text-style-name="P2" draw:layer="layout" svg:x1="13.906cm" svg:y1="7.751cm" svg:x2="12.535cm" svg:y2="7.751cm">
          <text:p/>
        </draw:line>
        <draw:polyline draw:style-name="gr3" draw:text-style-name="P2" draw:layer="layout" svg:width="1.401cm" svg:height="0.63cm" svg:x="12.533cm" svg:y="7.119cm" svg:viewBox="0 0 1402 631" draw:points="0,610 507,0 532,294 992,294 1402,631">
          <text:p/>
        </draw:polyline>
        <draw:rect draw:style-name="gr1" draw:text-style-name="P1" draw:layer="layout" svg:width="2.5cm" svg:height="2cm" svg:x="15.1cm" svg:y="6cm">
          <text:p text:style-name="P1"><text:span text:style-name="T1">LFO2</text:span></text:p>
        </draw:rect>
        <draw:line draw:style-name="gr2" draw:text-style-name="P2" draw:layer="layout" svg:x1="15.787cm" svg:y1="6.771cm" svg:x2="15.787cm" svg:y2="7.856cm">
          <text:p/>
        </draw:line>
        <draw:line draw:style-name="gr2" draw:text-style-name="P2" draw:layer="layout" svg:x1="17.11cm" svg:y1="7.326cm" svg:x2="15.787cm" svg:y2="7.326cm">
          <text:p/>
        </draw:line>
        <draw:path draw:style-name="gr3" draw:text-style-name="P2" draw:layer="layout" svg:width="1.349cm" svg:height="0.794cm" svg:x="15.786cm" svg:y="6.903cm" svg:viewBox="0 0 1350 795" svg:d="m0 479c113-164 200-364 373-455 210-111 271 192 321 350 55 170 102 404 271 420 188 18 264-233 334-403 0 0 0 0 51-140">
          <text:p/>
        </draw:path>
        <draw:line draw:style-name="gr7" draw:text-style-name="P2" draw:layer="layout" svg:x1="4.5cm" svg:y1="4cm" svg:x2="7cm" svg:y2="4cm">
          <text:p/>
        </draw:line>
        <draw:line draw:style-name="gr7" draw:text-style-name="P2" draw:layer="layout" svg:x1="9.5cm" svg:y1="4cm" svg:x2="13.5cm" svg:y2="4cm">
          <text:p/>
        </draw:line>
        <draw:line draw:style-name="gr7" draw:text-style-name="P2" draw:layer="layout" svg:x1="16cm" svg:y1="4cm" svg:x2="18.5cm" svg:y2="4cm">
          <text:p/>
        </draw:line>
        <draw:line draw:style-name="gr7" draw:text-style-name="P2" draw:layer="layout" svg:x1="7.5cm" svg:y1="6cm" svg:x2="7.5cm" svg:y2="5cm">
          <text:p/>
        </draw:line>
        <draw:line draw:style-name="gr7" draw:text-style-name="P2" draw:layer="layout" svg:x1="9cm" svg:y1="6cm" svg:x2="9cm" svg:y2="5cm">
          <text:p/>
        </draw:line>
        <draw:line draw:style-name="gr7" draw:text-style-name="P2" draw:layer="layout" svg:x1="14cm" svg:y1="6cm" svg:x2="14cm" svg:y2="5cm">
          <text:p/>
        </draw:line>
        <draw:line draw:style-name="gr7" draw:text-style-name="P2" draw:layer="layout" svg:x1="15.5cm" svg:y1="6cm" svg:x2="15.5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06-03T14:30:14</meta:creation-date>
    <dc:date>2007-06-03T14:45:22</dc:date>
    <dc:language>de-DE</dc:language>
    <meta:editing-cycles>2</meta:editing-cycles>
    <meta:editing-duration>PT15M10S</meta:editing-duration>
    <meta:user-defined meta:name="Info 1"/>
    <meta:user-defined meta:name="Info 2"/>
    <meta:user-defined meta:name="Info 3"/>
    <meta:user-defined meta:name="Info 4"/>
    <meta:document-statistic meta:object-count="35"/>
  </office:meta>
</office:document-meta>
</file>